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SourceWrapper.getMetaDataNamespace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SourceWrapper.MetaSourceWrapper( SourceNode node , String sourceURI ,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SourceWrapper.getMetaData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